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8a782" officeooo:paragraph-rsid="0008a782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08a782" officeooo:paragraph-rsid="0008a782" style:language-asian="zxx" style:country-asian="none" style:font-weight-asian="bold" style:language-complex="zxx" style:country-complex="none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ма – База данных рабочих</text:p>
      <text:p text:style-name="P1"/>
      <text:p text:style-name="P1">База данных:</text:p>
      <text:p text:style-name="P1"> - таблица "Stuff": Id, Name, Count of Worker;</text:p>
      <text:p text:style-name="P1"> - таблица "Worker": Id, Name, Avatar, Stuff;</text:p>
      <text:p text:style-name="P1"> - таблица "Admin": Id, Login, Password.</text:p>
      <text:p text:style-name="P1"/>
      <text:p text:style-name="P1">Функционал:</text:p>
      <text:p text:style-name="P1">- стартовая страница – списки рабочих и отделов;</text:p>
      <text:p text:style-name="P1">- CRUD операции;</text:p>
      <text:p text:style-name="P1">- фильтрация;</text:p>
      <text:p text:style-name="P1">- логинация + личный кабинет.</text:p>
      <text:p text:style-name="P1"/>
      <text:p text:style-name="P1">Роли:</text:p>
      <text:p text:style-name="P1">- пользователь (любой, незарегистрированный):</text:p>
      <text:p text:style-name="P1"><text:tab/>+ Просмотр списков </text:p>
      <text:p text:style-name="P1"><text:tab/>+ фильтрация</text:p>
      <text:p text:style-name="P1"><text:tab/>+ логинация.</text:p>
      <text:p text:style-name="P1"/>
      <text:p text:style-name="P1">- админ (зарегистрированный пользователь):</text:p>
      <text:p text:style-name="P1"><text:tab/>+ функции обычного пользователя</text:p>
      <text:p text:style-name="P1"><text:tab/>+ CRUD операции</text:p>
      <text:p text:style-name="P1"><text:tab/></text:p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1T14:32:00.554482854</dc:date>
    <meta:editing-duration>PT18M16S</meta:editing-duration>
    <meta:editing-cycles>1</meta:editing-cycles>
    <meta:document-statistic meta:table-count="0" meta:image-count="0" meta:object-count="0" meta:page-count="1" meta:paragraph-count="19" meta:word-count="68" meta:character-count="473" meta:non-whitespace-character-count="411"/>
    <meta:generator>LibreOffice/7.4.7.2$Linux_X86_64 LibreOffice_project/40$Build-2</meta:generator>
  </office:meta>
</office:document-meta>
</file>